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800003D64000025B9080E29FC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Google Sans" svg:font-family="'Google Sans', arial, sans-serif"/>
    <style:font-face style:name="OpenSymbol" svg:font-family="Open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ahoma1" svg:font-family="Tahoma"/>
    <style:font-face style:name="Times New Roman1" svg:font-family="'Times New Roman'" style:font-family-generic="roman"/>
    <style:font-face style:name="Arial1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5.666cm" style:rel-column-width="3212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list-style-name="">
      <style:paragraph-properties fo:line-height="115%" style:text-autospace="none"/>
    </style:style>
    <style:style style:name="P2" style:family="paragraph" style:parent-style-name="Standard" style:list-style-name="">
      <style:paragraph-properties fo:line-height="115%" style:text-autospace="none"/>
      <style:text-properties style:font-name="Arial1" fo:font-size="11pt" fo:language="none" fo:country="none" style:font-name-asian="Arial1" style:font-size-asian="11pt" style:font-name-complex="Arial1" style:font-size-complex="11pt"/>
    </style:style>
    <style:style style:name="P3" style:family="paragraph" style:parent-style-name="Standard" style:list-style-name="">
      <style:paragraph-properties fo:line-height="115%" fo:text-align="center" style:justify-single-word="false" style:text-autospace="none"/>
      <style:text-properties style:font-name="Arial1" fo:font-size="11pt" fo:language="none" fo:country="none" style:text-underline-style="none" style:font-name-asian="Arial1" style:font-size-asian="11pt" style:font-name-complex="Arial1" style:font-size-complex="11pt"/>
    </style:style>
    <style:style style:name="P4" style:family="paragraph" style:parent-style-name="Standard" style:list-style-name="">
      <style:paragraph-properties fo:line-height="115%" style:text-autospace="none"/>
      <style:text-properties style:font-name="Arial1" fo:font-size="11pt" fo:language="none" fo:country="none" style:text-underline-style="none" style:font-name-asian="Arial1" style:font-size-asian="11pt" style:font-name-complex="Arial1" style:font-size-complex="11pt"/>
    </style:style>
    <style:style style:name="P5" style:family="paragraph" style:parent-style-name="Standard" style:list-style-name="">
      <style:paragraph-properties fo:line-height="115%" style:text-autospace="none"/>
      <style:text-properties style:font-name="Arial1" fo:font-size="14pt" fo:language="none" fo:country="none" style:font-name-asian="Arial1" style:font-size-asian="14pt" style:font-name-complex="Arial1" style:font-size-complex="14pt"/>
    </style:style>
    <style:style style:name="P6" style:family="paragraph" style:parent-style-name="Standard" style:list-style-name="">
      <style:paragraph-properties fo:line-height="115%" fo:text-align="center" style:justify-single-word="false" style:text-autospace="none"/>
      <style:text-properties style:font-name="Calibri" fo:font-size="11pt" fo:language="none" fo:country="none" style:text-underline-style="none" style:font-name-asian="Calibri" style:font-size-asian="11pt" style:font-name-complex="Calibri" style:font-size-complex="11pt"/>
    </style:style>
    <style:style style:name="P7" style:family="paragraph" style:parent-style-name="Standard">
      <style:text-properties fo:font-size="14pt" style:font-size-asian="14pt" style:font-size-complex="14pt"/>
    </style:style>
    <style:style style:name="P8" style:family="paragraph" style:parent-style-name="Standard" style:list-style-name="L1">
      <style:text-properties fo:font-size="14pt" style:font-size-asian="14pt" style:font-size-complex="14pt"/>
    </style:style>
    <style:style style:name="P9" style:family="paragraph" style:parent-style-name="Standard" style:list-style-name="L2">
      <style:text-properties fo:font-size="14pt" style:font-size-asian="14pt" style:font-size-complex="14pt"/>
    </style:style>
    <style:style style:name="P10" style:family="paragraph" style:parent-style-name="Standard">
      <style:text-properties fo:font-size="11pt" style:font-size-asian="11pt" style:font-size-complex="11pt"/>
    </style:style>
    <style:style style:name="P11" style:family="paragraph" style:parent-style-name="Standard" style:list-style-name="L11">
      <style:text-properties style:font-name="Times New Roman" fo:font-size="11pt" style:font-size-asian="11pt" style:font-size-complex="11pt"/>
    </style:style>
    <style:style style:name="P12" style:family="paragraph" style:parent-style-name="Standard">
      <style:text-properties fo:color="#000000" style:font-name="Times New Roman" fo:font-size="11pt" style:font-size-asian="11pt" style:font-size-complex="11pt"/>
    </style:style>
    <style:style style:name="P13" style:family="paragraph" style:parent-style-name="Standard" style:list-style-name="L11">
      <style:text-properties fo:color="#000000" style:font-name="Times New Roman" fo:font-size="11pt" style:font-size-asian="11pt" style:font-size-complex="11pt"/>
    </style:style>
    <style:style style:name="P14" style:family="paragraph" style:parent-style-name="Standard">
      <style:paragraph-properties fo:text-align="center" style:justify-single-word="false"/>
      <style:text-properties fo:color="#000000" style:font-name="Times New Roman" fo:font-size="11pt" style:font-size-asian="11pt" style:font-size-complex="11pt"/>
    </style:style>
    <style:style style:name="P15" style:family="paragraph" style:parent-style-name="Standard" style:list-style-name="">
      <style:paragraph-properties fo:line-height="115%" style:text-autospace="none"/>
      <style:text-properties fo:color="#000000" style:font-name="Times New Roman" fo:font-size="11pt" fo:language="none" fo:country="none" style:text-underline-style="none" style:font-name-asian="Arial1" style:font-size-asian="11pt" style:font-name-complex="Arial1" style:font-size-complex="11pt"/>
    </style:style>
    <style:style style:name="P16" style:family="paragraph" style:parent-style-name="Standard" style:list-style-name="L11"/>
    <style:style style:name="P17" style:family="paragraph" style:parent-style-name="Standard" style:list-style-name="RTF_5f_Num_20_2">
      <style:paragraph-properties fo:margin-left="0.635cm" fo:margin-right="0cm" fo:line-height="115%" fo:text-indent="0cm" style:auto-text-indent="false" style:text-autospace="none">
        <style:tab-stops/>
      </style:paragraph-properties>
      <style:text-properties style:font-name="Arial1" fo:font-size="12pt" fo:language="none" fo:country="none" style:font-name-asian="Arial1" style:font-size-asian="12pt" style:font-name-complex="Arial1" style:font-size-complex="12pt"/>
    </style:style>
    <style:style style:name="P18" style:family="paragraph" style:parent-style-name="Text_20_body">
      <style:text-properties fo:color="#000000" style:font-name="Times New Roman" fo:font-size="11pt" style:font-size-asian="11pt" style:font-size-complex="11pt"/>
    </style:style>
    <style:style style:name="P19" style:family="paragraph" style:parent-style-name="Text_20_body" style:list-style-name="L12">
      <style:paragraph-properties fo:margin-top="0cm" fo:margin-bottom="0cm" fo:padding="0.049cm" fo:border="0.002cm solid #d9d9e3"/>
    </style:style>
    <style:style style:name="P20" style:family="paragraph" style:parent-style-name="Text_20_body" style:list-style-name="L13">
      <style:paragraph-properties fo:margin-top="0cm" fo:margin-bottom="0cm" fo:padding="0.049cm" fo:border="0.002cm solid #d9d9e3"/>
    </style:style>
    <style:style style:name="P21" style:family="paragraph" style:parent-style-name="Text_20_body" style:list-style-name="L14">
      <style:paragraph-properties fo:margin-top="0cm" fo:margin-bottom="0cm" fo:padding="0.049cm" fo:border="0.002cm solid #d9d9e3"/>
    </style:style>
    <style:style style:name="P22" style:family="paragraph" style:parent-style-name="Text_20_body" style:list-style-name="L15">
      <style:paragraph-properties fo:margin-top="0cm" fo:margin-bottom="0cm" fo:padding="0.049cm" fo:border="0.002cm solid #d9d9e3"/>
    </style:style>
    <style:style style:name="P23" style:family="paragraph" style:parent-style-name="Text_20_body" style:list-style-name="L16">
      <style:paragraph-properties fo:margin-top="0cm" fo:margin-bottom="0cm" fo:padding="0.049cm" fo:border="0.002cm solid #d9d9e3"/>
    </style:style>
    <style:style style:name="P24" style:family="paragraph" style:parent-style-name="Text_20_body" style:list-style-name="L17">
      <style:paragraph-properties fo:margin-top="0cm" fo:margin-bottom="0cm" fo:padding="0.049cm" fo:border="0.002cm solid #d9d9e3"/>
    </style:style>
    <style:style style:name="P25" style:family="paragraph" style:parent-style-name="Text_20_body">
      <style:paragraph-properties fo:padding="0.049cm" fo:border="0.002cm solid #d9d9e3"/>
    </style:style>
    <style:style style:name="P26" style:family="paragraph" style:parent-style-name="Text_20_body" style:list-style-name="L12">
      <style:paragraph-properties fo:padding="0.049cm" fo:border="0.002cm solid #d9d9e3"/>
    </style:style>
    <style:style style:name="P27" style:family="paragraph" style:parent-style-name="Text_20_body" style:list-style-name="L13">
      <style:paragraph-properties fo:padding="0.049cm" fo:border="0.002cm solid #d9d9e3"/>
    </style:style>
    <style:style style:name="P28" style:family="paragraph" style:parent-style-name="Text_20_body" style:list-style-name="L14">
      <style:paragraph-properties fo:padding="0.049cm" fo:border="0.002cm solid #d9d9e3"/>
    </style:style>
    <style:style style:name="P29" style:family="paragraph" style:parent-style-name="Text_20_body" style:list-style-name="L15">
      <style:paragraph-properties fo:padding="0.049cm" fo:border="0.002cm solid #d9d9e3"/>
    </style:style>
    <style:style style:name="P30" style:family="paragraph" style:parent-style-name="Text_20_body" style:list-style-name="L16">
      <style:paragraph-properties fo:padding="0.049cm" fo:border="0.002cm solid #d9d9e3"/>
    </style:style>
    <style:style style:name="P31" style:family="paragraph" style:parent-style-name="Text_20_body" style:list-style-name="L17">
      <style:paragraph-properties fo:padding="0.049cm" fo:border="0.002cm solid #d9d9e3"/>
    </style:style>
    <style:style style:name="P32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33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font-size="11pt" fo:language="none" fo:country="none" style:font-size-asian="11pt" style:font-size-complex="11pt"/>
    </style:style>
    <style:style style:name="T2" style:family="text">
      <style:text-properties fo:color="#0000ee" fo:font-size="11pt" fo:language="none" fo:country="none" style:text-underline-style="solid" style:text-underline-width="auto" style:text-underline-color="font-color" style:font-size-asian="11pt" style:font-size-complex="11pt"/>
    </style:style>
    <style:style style:name="T3" style:family="text">
      <style:text-properties style:font-name="Arial1" fo:font-size="11pt" fo:language="none" fo:country="none" style:font-name-asian="Arial1" style:font-size-asian="11pt" style:font-name-complex="Arial1" style:font-size-complex="11pt"/>
    </style:style>
    <style:style style:name="T4" style:family="text">
      <style:text-properties style:font-name="Arial1" fo:font-size="11pt" fo:language="none" fo:country="none" style:text-underline-style="solid" style:text-underline-width="auto" style:text-underline-color="font-color" style:font-name-asian="Arial1" style:font-size-asian="11pt" style:font-name-complex="Arial1" style:font-size-complex="11pt"/>
    </style:style>
    <style:style style:name="T5" style:family="text">
      <style:text-properties style:font-name="Arial1" fo:font-size="11pt" fo:language="none" fo:country="none" style:text-underline-style="none" style:font-name-asian="Arial1" style:font-size-asian="11pt" style:font-name-complex="Arial1" style:font-size-complex="11pt"/>
    </style:style>
    <style:style style:name="T6" style:family="text">
      <style:text-properties style:font-name="Times New Roman1" style:font-name-asian="Times New Roman1" style:font-name-complex="Times New Roman1"/>
    </style:style>
    <style:style style:name="T7" style:family="text">
      <style:text-properties fo:font-variant="normal" fo:text-transform="none" fo:color="#040c28" fo:letter-spacing="normal" fo:font-style="normal"/>
    </style:style>
    <style:style style:name="T8" style:family="text">
      <style:text-properties fo:font-variant="normal" fo:text-transform="none" fo:color="#374151" style:font-name="S hne" fo:font-size="12pt" fo:letter-spacing="normal" fo:font-style="normal" fo:font-weight="normal"/>
    </style:style>
    <style:style style:name="T9" style:family="text">
      <style:text-properties fo:font-variant="normal" fo:text-transform="none" fo:color="#374151" style:font-name="S hne" fo:letter-spacing="normal" fo:font-style="normal" fo:font-weight="normal"/>
    </style:style>
    <style:style style:name="T10" style:family="text">
      <style:text-properties fo:font-variant="normal" fo:text-transform="none" fo:color="#374151" fo:font-size="12pt" fo:letter-spacing="normal" fo:font-style="normal" fo:font-weight="normal"/>
    </style:style>
    <style:style style:name="T11" style:family="text">
      <style:text-properties fo:font-variant="normal" fo:text-transform="none" fo:color="#374151" fo:letter-spacing="normal" fo:font-style="normal" fo:font-weight="normal"/>
    </style:style>
    <style:style style:name="T12" style:family="text">
      <style:text-properties fo:font-variant="normal" fo:text-transform="none" fo:letter-spacing="normal" fo:font-style="normal" fo:font-weight="normal"/>
    </style:style>
    <style:style style:name="T13" style:family="text">
      <style:text-properties fo:font-variant="normal" fo:text-transform="none" fo:color="#000000" fo:letter-spacing="normal" fo:font-style="normal" fo:font-weight="normal"/>
    </style:style>
    <style:style style:name="T14" style:family="text">
      <style:text-properties fo:font-variant="normal" fo:text-transform="none" fo:color="#000000" style:font-name="Times New Roman" fo:font-size="11pt" fo:letter-spacing="normal" fo:font-style="normal" fo:font-weight="normal" style:font-size-asian="11pt" style:font-size-complex="11pt"/>
    </style:style>
    <style:style style:name="T15" style:family="text">
      <style:text-properties fo:color="#000000"/>
    </style:style>
    <style:style style:name="T16" style:family="text">
      <style:text-properties fo:color="#000000" style:font-name="Times New Roman" fo:font-size="11pt" style:font-size-asian="11pt" style:font-size-complex="11pt"/>
    </style:style>
    <style:style style:name="T17" style:family="text">
      <style:text-properties fo:color="#000000" fo:font-size="11pt" style:font-size-asian="11pt" style:font-size-complex="11pt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utor: </text:span><text:a xlink:type="simple" xlink:href="mailto:jmunper007@g.educaand.es" text:style-name="Internet_20_link" text:visited-style-name="Visited_20_Internet_20_Link"><text:span text:style-name="T2">Juan Jesús Muñoz Pérez</text:span></text:a><text:span text:style-name="T3"> 2ºDaw</text:span></text:p>
      <text:p text:style-name="P2"/>
      <text:p text:style-name="P5">+ Actividad 1. Actividad clase</text:p>
      <text:p text:style-name="P2"/>
      <text:list xml:id="list3524572578568864338" text:style-name="RTF_5f_Num_20_2">
        <text:list-item>
          <text:p text:style-name="P17">Escoge una paleta de colores para el ayuntamiento de Almería</text:p>
        </text:list-item>
      </text:list>
      <text:p text:style-name="P4"/>
      <text:p text:style-name="P4">La selección de colores:</text:p>
      <text:p text:style-name="P6"><draw:frame draw:style-name="fr1" draw:name="gráficos1" text:anchor-type="as-char" svg:width="15.286cm" svg:height="9.393cm" draw:z-index="0"><draw:image xlink:href="Pictures/2000000800003D64000025B9080E29FC.wmf" xlink:type="simple" xlink:show="embed" xlink:actuate="onLoad"/></draw:frame></text:p>
      <text:p text:style-name="P4"/>
      <text:p text:style-name="P3"/>
      <text:p text:style-name="P3"/>
      <text:p text:style-name="P4">La selección de estos colores ha sido escogido principalmente por los colores que tiene el escudo del ayuntamiento, el rojo y blanco principalmente y el amarillo por la corona que posee este.</text:p>
      <text:p text:style-name="P4">El tipo de colores usados son planos.</text:p>
      <text:p text:style-name="P4">Tanto el amarillo y el rojo son mas oscuros, para que resalten pero no de una forma llamativa.</text:p>
      <text:p text:style-name="P4">El morado es por la solemnidad y realeza que aportan.</text:p>
      <text:p text:style-name="P4">Y el verde junto con el blanco ya mencionados, serían los colores de la bandera de Andalucía, comunidad autónoma en la que se encuentra Almería.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6877342321037859539" text:style-name="L1">
        <text:list-item>
          <text:p text:style-name="P8"><text:soft-page-break/>Busca los valores que codifican los siguientes colores y exprésalos en el sistema decimal y en hexadecimal:</text:p>
        </text:list-item>
      </text:list>
      <text:p text:style-name="P7"/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33">Colores</text:p>
          </table:table-cell>
          <table:table-cell table:style-name="Tabla1.A1" office:value-type="string">
            <text:p text:style-name="P33">Decimal</text:p>
          </table:table-cell>
          <table:table-cell table:style-name="Tabla1.C1" office:value-type="string">
            <text:p text:style-name="P33">Hexadecimal</text:p>
          </table:table-cell>
        </table:table-row>
        <table:table-row>
          <table:table-cell table:style-name="Tabla1.A2" office:value-type="string">
            <text:p text:style-name="P32">Magenta</text:p>
          </table:table-cell>
          <table:table-cell table:style-name="Tabla1.A2" office:value-type="string">
            <text:p text:style-name="P32">255, 0, 255</text:p>
          </table:table-cell>
          <table:table-cell table:style-name="Tabla1.C2" office:value-type="string">
            <text:p text:style-name="P32">#FF00FF</text:p>
          </table:table-cell>
        </table:table-row>
        <table:table-row>
          <table:table-cell table:style-name="Tabla1.A2" office:value-type="string">
            <text:p text:style-name="P32">Purple</text:p>
          </table:table-cell>
          <table:table-cell table:style-name="Tabla1.A2" office:value-type="string">
            <text:p text:style-name="P32">128, 0, 128</text:p>
          </table:table-cell>
          <table:table-cell table:style-name="Tabla1.C2" office:value-type="string">
            <text:p text:style-name="P34"><text:span text:style-name="T7">#800080</text:span> </text:p>
          </table:table-cell>
        </table:table-row>
        <table:table-row>
          <table:table-cell table:style-name="Tabla1.A2" office:value-type="string">
            <text:p text:style-name="P32">White</text:p>
          </table:table-cell>
          <table:table-cell table:style-name="Tabla1.A2" office:value-type="string">
            <text:p text:style-name="P32">255, 255, 255</text:p>
          </table:table-cell>
          <table:table-cell table:style-name="Tabla1.C2" office:value-type="string">
            <text:p text:style-name="P32">#FFFFFF</text:p>
          </table:table-cell>
        </table:table-row>
        <table:table-row>
          <table:table-cell table:style-name="Tabla1.A2" office:value-type="string">
            <text:p text:style-name="P32">Black</text:p>
          </table:table-cell>
          <table:table-cell table:style-name="Tabla1.A2" office:value-type="string">
            <text:p text:style-name="P32">0, 0, 0</text:p>
          </table:table-cell>
          <table:table-cell table:style-name="Tabla1.C2" office:value-type="string">
            <text:p text:style-name="P32">#000000</text:p>
          </table:table-cell>
        </table:table-row>
        <table:table-row>
          <table:table-cell table:style-name="Tabla1.A2" office:value-type="string">
            <text:p text:style-name="P32">Gold</text:p>
          </table:table-cell>
          <table:table-cell table:style-name="Tabla1.A2" office:value-type="string">
            <text:p text:style-name="P32">255, 215, 0</text:p>
          </table:table-cell>
          <table:table-cell table:style-name="Tabla1.C2" office:value-type="string">
            <text:p text:style-name="P32">#FFD700</text:p>
          </table:table-cell>
        </table:table-row>
        <table:table-row>
          <table:table-cell table:style-name="Tabla1.A2" office:value-type="string">
            <text:p text:style-name="P32">Chili Pepper</text:p>
          </table:table-cell>
          <table:table-cell table:style-name="Tabla1.A2" office:value-type="string">
            <text:p text:style-name="P32">113, 28, 27</text:p>
          </table:table-cell>
          <table:table-cell table:style-name="Tabla1.C2" office:value-type="string">
            <text:p text:style-name="P32">#711C1B</text:p>
          </table:table-cell>
        </table:table-row>
        <table:table-row>
          <table:table-cell table:style-name="Tabla1.A2" office:value-type="string">
            <text:p text:style-name="P32">Pink</text:p>
          </table:table-cell>
          <table:table-cell table:style-name="Tabla1.A2" office:value-type="string">
            <text:p text:style-name="P32">255, 192, 203</text:p>
          </table:table-cell>
          <table:table-cell table:style-name="Tabla1.C2" office:value-type="string">
            <text:p text:style-name="P32">#FFC0CB</text:p>
          </table:table-cell>
        </table:table-row>
        <table:table-row>
          <table:table-cell table:style-name="Tabla1.A2" office:value-type="string">
            <text:p text:style-name="P32">Cyan</text:p>
          </table:table-cell>
          <table:table-cell table:style-name="Tabla1.A2" office:value-type="string">
            <text:p text:style-name="P32">0, 255, 255</text:p>
          </table:table-cell>
          <table:table-cell table:style-name="Tabla1.C2" office:value-type="string">
            <text:p text:style-name="P32">#00FFFF</text:p>
          </table:table-cell>
        </table:table-row>
      </table:table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list xml:id="list1624346101740024191" text:style-name="L2">
        <text:list-item>
          <text:p text:style-name="P9"><text:soft-page-break/>Imagina que estás trabajando para cada uno de los siguientes clientes, y te piden que les proporciones un pequeño resumen de algunos elementos de diseño y de la gama de colores que vas a usar en sus webs. Indica qué elementos y principios de diseño aplicarías en cada web, así como la gama de colores que escogerías. No olvides apuntar qué función tendría cada una de las webs.</text:p>
        </text:list-item>
      </text:list>
      <text:p text:style-name="P10"/>
      <text:p text:style-name="P10"/>
      <text:p text:style-name="P10">a. Ayuntamiento de almería:</text:p>
      <text:p text:style-name="P10"/>
      <text:list xml:id="list9148961825193396348" text:style-name="L11">
        <text:list-item>
          <text:p text:style-name="P13"><text:span text:style-name="T12">Función:</text:span></text:p>
          <text:p text:style-name="P13"><text:span text:style-name="T12">Informar sobre eventos, servicios municipales, y promover la participación ciudadana.</text:span> </text:p>
        </text:list-item>
      </text:list>
      <text:p text:style-name="P12"/>
      <text:p text:style-name="P12"/>
      <text:list xml:id="list34627164" text:continue-numbering="true" text:style-name="L11">
        <text:list-item>
          <text:p text:style-name="P13">Elementos de diseño:</text:p>
          <text:p text:style-name="P11"><text:span text:style-name="T15">* </text:span><text:span text:style-name="T13">Limpieza y simplicidad en la estructura</text:span><text:span text:style-name="T15"> </text:span></text:p>
          <text:p text:style-name="P13">* <text:span text:style-name="T12">Uso de imágenes de Almería para resaltar la belleza local.</text:span> </text:p>
          <text:p text:style-name="P13">* <text:span text:style-name="T12">Fuentes legibles y accesibles para garantizar la información clara.</text:span> </text:p>
          <text:p text:style-name="P16"><text:span text:style-name="T16">* </text:span><text:span text:style-name="T14">Integración de mapas para ubicación de servicios.</text:span><text:span text:style-name="T16"> </text:span></text:p>
        </text:list-item>
      </text:list>
      <text:p text:style-name="P12"/>
      <text:p text:style-name="P12"/>
      <text:list xml:id="list34609939" text:continue-numbering="true" text:style-name="L11">
        <text:list-item>
          <text:p text:style-name="P13">Gama de colores</text:p>
        </text:list-item>
      </text:list>
      <text:p text:style-name="P14"><draw:frame draw:style-name="fr1" draw:name="gráficos2" text:anchor-type="as-char" svg:width="15.286cm" svg:height="9.393cm" draw:z-index="1"><draw:image xlink:href="Pictures/2000000800003D64000025B9080E29FC.wmf" xlink:type="simple" xlink:show="embed" xlink:actuate="onLoad"/></draw:frame></text:p>
      <text:p text:style-name="P12"/>
      <text:p text:style-name="P12"><text:span text:style-name="T12">Colores cálidos que reflejen el clima mediterráneo de Almería, como tonos verde y amarillo.</text:span> </text:p>
      <text:p text:style-name="P15">La selección de estos colores ha sido escogido principalmente por los colores que tiene el escudo del ayuntamiento, el rojo y blanco principalmente y el amarillo por la corona que posee este.</text:p>
      <text:p text:style-name="P15">El tipo de colores usados son planos.</text:p>
      <text:p text:style-name="P15">Tanto el amarillo y el rojo son mas oscuros, para que resalten pero no de una forma llamativa.</text:p>
      <text:p text:style-name="P15">El morado es por la solemnidad y realeza que aportan.</text:p>
      <text:p text:style-name="P15">Y el verde junto con el blanco ya mencionados, serían los colores de la bandera de Andalucía, comunidad autónoma en la que se encuentra Almería.</text:p>
      <text:p text:style-name="P12"/>
      <text:p text:style-name="P12"/>
      <text:p text:style-name="P18"><text:soft-page-break/>b) Oficina de turismo de Cádiz: Función: Promoción turística de Cádiz y proporcionar información a los visitantes. Elementos de diseño:</text:p>
      <text:list xml:id="list3582871321059218327" text:style-name="L12">
        <text:list-item>
          <text:p text:style-name="P19">Uso de imágenes de playas, monumentos y cultura local.</text:p>
        </text:list-item>
        <text:list-item>
          <text:p text:style-name="P19">Menús intuitivos para encontrar información sobre actividades, alojamiento y gastronomía.</text:p>
        </text:list-item>
        <text:list-item>
          <text:p text:style-name="P26">Incorporación de un calendario de eventos locales.</text:p>
        </text:list-item>
      </text:list>
      <text:p text:style-name="P25">Gama de colores:</text:p>
      <text:list xml:id="list5270387963608620379" text:style-name="L13">
        <text:list-item>
          <text:p text:style-name="P20">Tonos de azul y blanco para evocar el mar y la luz del sol.</text:p>
        </text:list-item>
        <text:list-item>
          <text:p text:style-name="P27">Toques de naranja o amarillo para resaltar la vitalidad y la energía.</text:p>
        </text:list-item>
      </text:list>
      <text:p text:style-name="P25">c) Toys”R”Us: Función: Comercio electrónico para la venta de juguetes y productos para niños. Elementos de diseño:</text:p>
      <text:list xml:id="list1543029713723644810" text:style-name="L14">
        <text:list-item>
          <text:p text:style-name="P21">Diseño atractivo y lúdico con ilustraciones de personajes infantiles.</text:p>
        </text:list-item>
        <text:list-item>
          <text:p text:style-name="P21">Categorización clara de productos y búsqueda fácil.</text:p>
        </text:list-item>
        <text:list-item>
          <text:p text:style-name="P28">Reseñas de clientes y recomendaciones personalizadas.</text:p>
        </text:list-item>
      </text:list>
      <text:p text:style-name="P25">Gama de colores:</text:p>
      <text:list xml:id="list5561430193769830774" text:style-name="L15">
        <text:list-item>
          <text:p text:style-name="P22">Colores brillantes y alegres, como rojo, amarillo y verde.</text:p>
        </text:list-item>
        <text:list-item>
          <text:p text:style-name="P29">Uso de tonos suaves y pastel para elementos de fondo.</text:p>
        </text:list-item>
      </text:list>
      <text:p text:style-name="P25">d) El Real Madrid: Función: Página oficial del club de fútbol para noticias, estadísticas, venta de entradas y promoción de merchandising. Elementos de diseño:</text:p>
      <text:list xml:id="list603604316351386732" text:style-name="L16">
        <text:list-item>
          <text:p text:style-name="P23">Imágenes de alta calidad de jugadores, partidos y logros del equipo.</text:p>
        </text:list-item>
        <text:list-item>
          <text:p text:style-name="P23">Diseño elegante y sofisticado.</text:p>
        </text:list-item>
        <text:list-item>
          <text:p text:style-name="P30">Destacar los elementos interactivos como videos en vivo y estadísticas en tiempo real.</text:p>
        </text:list-item>
      </text:list>
      <text:p text:style-name="P25">Gama de colores:</text:p>
      <text:list xml:id="list711272933284511811" text:style-name="L17">
        <text:list-item>
          <text:p text:style-name="P24">Blanco, negro y tonos de gris para reflejar la elegancia y la historia del club.</text:p>
        </text:list-item>
        <text:list-item>
          <text:p text:style-name="P31">Toques de color azul o dorado para resaltar la identidad del Real Madrid.</text:p>
        </text:list-item>
      </text:list>
      <text:p text:style-name="P25">Cada uno de estos diseños y gamas de colores se adaptaría a las necesidades y la imagen de marca de cada cliente y su función principal en línea.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Google Sans" svg:font-family="'Google Sans', arial, sans-serif"/>
    <style:font-face style:name="OpenSymbol" svg:font-family="Open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ahoma1" svg:font-family="Tahoma"/>
    <style:font-face style:name="Times New Roman1" svg:font-family="'Times New Roman'" style:font-family-generic="roman"/>
    <style:font-face style:name="Arial1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>
      <style:text-properties style:font-name="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 text:consecutive-numbering="true">
      <text:list-level-style-number text:level="1" text:style-name="RTF_5f_Num_20_2_20_1" style:num-prefix="·" style:num-format="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5M4S</meta:editing-duration>
    <meta:editing-cycles>4</meta:editing-cycles>
    <meta:generator>OpenOffice/4.1.14$Win32 OpenOffice.org_project/4114m1$Build-9811</meta:generator>
    <dc:date>2023-09-26T14:37:16.14</dc:date>
    <meta:document-statistic meta:table-count="1" meta:image-count="2" meta:object-count="0" meta:page-count="4" meta:paragraph-count="77" meta:word-count="682" meta:character-count="3934"/>
    <meta:user-defined meta:name="Info 1"/>
    <meta:user-defined meta:name="Info 2"/>
    <meta:user-defined meta:name="Info 3"/>
    <meta:user-defined meta:name="Info 4"/>
  </office:meta>
</office:document-meta>
</file>